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39d0f"/>
    </style:style>
    <style:style style:name="P2" style:family="paragraph" style:parent-style-name="Standard">
      <style:text-properties officeooo:paragraph-rsid="000b599d"/>
    </style:style>
    <style:style style:name="P3" style:family="paragraph" style:parent-style-name="Standard">
      <style:text-properties officeooo:paragraph-rsid="000f4975"/>
    </style:style>
    <style:style style:name="P4" style:family="paragraph" style:parent-style-name="Standard">
      <style:text-properties fo:color="#c9211e" loext:opacity="100%" officeooo:paragraph-rsid="000b599d"/>
    </style:style>
    <style:style style:name="P5" style:family="paragraph" style:parent-style-name="Standard">
      <style:paragraph-properties style:writing-mode="lr-tb"/>
      <style:text-properties fo:color="#c9211e" loext:opacity="100%" officeooo:paragraph-rsid="000b599d"/>
    </style:style>
    <style:style style:name="P6" style:family="paragraph" style:parent-style-name="Standard">
      <style:text-properties fo:color="#c9211e" loext:opacity="100%" officeooo:rsid="000b599d" officeooo:paragraph-rsid="000b599d"/>
    </style:style>
    <style:style style:name="P7" style:family="paragraph" style:parent-style-name="Standard">
      <style:text-properties fo:color="#c9211e" loext:opacity="100%" officeooo:rsid="000c9a89" officeooo:paragraph-rsid="000c9a89"/>
    </style:style>
    <style:style style:name="P8" style:family="paragraph" style:parent-style-name="Standard">
      <style:text-properties fo:color="#c9211e" loext:opacity="100%" officeooo:rsid="000dc126" officeooo:paragraph-rsid="000dc126"/>
    </style:style>
    <style:style style:name="P9" style:family="paragraph" style:parent-style-name="Standard">
      <style:text-properties fo:color="#c9211e" loext:opacity="100%" officeooo:rsid="000f4975" officeooo:paragraph-rsid="000f4975"/>
    </style:style>
    <style:style style:name="P10" style:family="paragraph" style:parent-style-name="Standard">
      <style:text-properties fo:color="#c9211e" loext:opacity="100%" officeooo:paragraph-rsid="000f4975"/>
    </style:style>
    <style:style style:name="T1" style:family="text">
      <style:text-properties officeooo:rsid="000b599d"/>
    </style:style>
    <style:style style:name="T2" style:family="text">
      <style:text-properties officeooo:rsid="000c9a89"/>
    </style:style>
    <style:style style:name="T3" style:family="text">
      <style:text-properties officeooo:rsid="000dc126"/>
    </style:style>
    <style:style style:name="T4" style:family="text">
      <style:text-properties officeooo:rsid="000f4975"/>
    </style:style>
    <style:style style:name="T5" style:family="text">
      <style:text-properties officeooo:rsid="0011502d"/>
    </style:style>
    <style:style style:name="T6" style:family="text">
      <style:text-properties fo:color="#c9211e" loext:opacity="100%"/>
    </style:style>
    <style:style style:name="T7" style:family="text">
      <style:text-properties officeooo:rsid="00139d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[1] Name four major types of errors and briefly define each one. </text:p>
      <text:p text:style-name="P4">- <text:span text:style-name="T1">syntax errors: violations of language grammar rules (missing semicolons, unmatched braces)</text:span></text:p>
      <text:p text:style-name="P4">- <text:span text:style-name="T1">type errors: mismatched data types (assigning string to int without conversion)</text:span></text:p>
      <text:p text:style-name="P4">- <text:span text:style-name="T1">linker errors: problems connecting code modules (undefined functions, missing libraries)</text:span></text:p>
      <text:p text:style-name="P4">- <text:span text:style-name="T1">logic errors: code runs but produces incorrect results (wrong algorithm implementation)</text:span></text:p>
      <text:p text:style-name="P2"/>
      <text:p text:style-name="P2">[2] What kinds of errors can we ignore in student programs? </text:p>
      <text:p text:style-name="P6">Minor style inconsistencies, non-critical performance optimizations, and advanced error handling for edge cases that don’t affect core learning objectives</text:p>
      <text:p text:style-name="P2"/>
      <text:p text:style-name="P2">[3] What guarantees should every completed project offer? </text:p>
      <text:p text:style-name="P4">- <text:span text:style-name="T1">correctness: produces expected results for valid inputs</text:span></text:p>
      <text:p text:style-name="P4">- <text:span text:style-name="T1">reliability: handles invalid inputs gracefully without crashing</text:span></text:p>
      <text:p text:style-name="P4">- <text:span text:style-name="T1">maintainability: code is readable and well-documented</text:span></text:p>
      <text:p text:style-name="P2"/>
      <text:p text:style-name="P2">[4] List three approaches we can take to eliminate errors in programs and produce acceptable software. </text:p>
      <text:p text:style-name="P4">- <text:span text:style-name="T1">prevention: good design, coding standard, and careful programming</text:span></text:p>
      <text:p text:style-name="P4">- <text:span text:style-name="T1">detection: testing, code reviews, and static analysis tools</text:span></text:p>
      <text:p text:style-name="P4">- <text:span text:style-name="T1">correction: debugging techniques and systematic error fixing</text:span></text:p>
      <text:p text:style-name="P4"/>
      <text:p text:style-name="P2">[5] Why do we hate debugging? </text:p>
      <text:p text:style-name="P4">- <text:span text:style-name="T1">its time-consuming, mentally exhausting, often involves tedious detail work, and can be frustrating when error seem elusive or when the same types of mistakes recur</text:span></text:p>
      <text:p text:style-name="P4"/>
      <text:p text:style-name="P2">[6] What is a syntax error? Give five examples. </text:p>
      <text:p text:style-name="P4">- <text:span text:style-name="T1">missing semicolon: int x = 5 (should be int x = 5;)</text:span></text:p>
      <text:p text:style-name="P4">- <text:span text:style-name="T1">unmatched braces: if (x &gt; 0) { cout &lt;&lt; x;</text:span></text:p>
      <text:p text:style-name="P6">- misspelled keywords: int x = 5; (should be int)</text:p>
      <text:p text:style-name="P6">- wrong operators: if (x = 5) when meaning if (x == 5)</text:p>
      <text:p text:style-name="P6">- missing quotes: cout &lt;&lt; hello; (should be cout &lt;&lt; “hello”;</text:p>
      <text:p text:style-name="P4"/>
      <text:p text:style-name="P2">[7] What is a type error? Give five examples. </text:p>
      <text:p text:style-name="P4">- <text:span text:style-name="T1">string s = 42; (assigning int to string)</text:span></text:p>
      <text:p text:style-name="P4">- <text:span text:style-name="T1">int x = “hello”; (assigning string to int)</text:span></text:p>
      <text:p text:style-name="P6">- double d = true + “text”; (mixed bool and string)</text:p>
      <text:p text:style-name="P4">- <text:span text:style-name="T1">vector&lt;int&gt; v; v.push_back(“text”); (wrong parameter type)</text:span></text:p>
      <text:p text:style-name="P4">- <text:span text:style-name="T5">char c = 123.45; (assigning double to char without conversion)</text:span></text:p>
      <text:p text:style-name="P4"/>
      <text:p text:style-name="P2"/>
      <text:p text:style-name="P2">[8] What is a linker error? Give three examples. </text:p>
      <text:p text:style-name="P4">- <text:span text:style-name="T2">undefined function: declaring void foo(); but never defining it</text:span></text:p>
      <text:p text:style-name="P4">- <text:span text:style-name="T2">missing library: using string without including &lt;string&gt;</text:span></text:p>
      <text:p text:style-name="P4">- <text:span text:style-name="T2">multiple definitions: defining the same function in multiple source files</text:span></text:p>
      <text:p text:style-name="P4"/>
      <text:p text:style-name="P2">[9] What is a logic error? Give three examples. </text:p>
      <text:p text:style-name="P4"><text:soft-page-break/>- <text:span text:style-name="T2">off-by-one error: for (int I = 0; I &lt;= v.size(); ++i) (should be I &lt; v.size())</text:span></text:p>
      <text:p text:style-name="P4">- <text:span text:style-name="T2">wrong condition: if (x=0) instead of if (x == 0)</text:span></text:p>
      <text:p text:style-name="P4">- <text:span text:style-name="T2">incorrect algorithm: using addition instead of multiplication in area calculation</text:span></text:p>
      <text:p text:style-name="P4"/>
      <text:p text:style-name="P2">[10] List four potential sources of program errors discussed in the text. </text:p>
      <text:p text:style-name="P4">- <text:span text:style-name="T2">poor specification or misunderstood requirements</text:span></text:p>
      <text:p text:style-name="P4">- <text:span text:style-name="T2">programmer mistakes and oversights</text:span></text:p>
      <text:p text:style-name="P4">- <text:span text:style-name="T2">inadequate testing and validation</text:span></text:p>
      <text:p text:style-name="P4">- <text:span text:style-name="T2">complex interactions between program components</text:span></text:p>
      <text:p text:style-name="P4"/>
      <text:p text:style-name="P2">[11] How do you know if a result is plausible? What techniques do you have to answer such questions? </text:p>
      <text:p text:style-name="P4">- <text:span text:style-name="T2">use domain knowledge, sanity checks, boundary testing, and comparison with expected ranges. Techniques include manual calculations of simple cases, checking units and magnitudes, and validating against known constraints</text:span></text:p>
      <text:p text:style-name="P2"/>
      <text:p text:style-name="P2">[12] How do you test if an input operation succeeded?</text:p>
      <text:p text:style-name="P7">If (cin &gt;&gt; x) {</text:p>
      <text:p text:style-name="P7">// input succeeded</text:p>
      <text:p text:style-name="P7">} else {</text:p>
      <text:p text:style-name="P7">// input failed </text:p>
      <text:p text:style-name="P7">cin.clear(); // clear error flags</text:p>
      <text:p text:style-name="P7">cin.ignore; // skip bad input</text:p>
      <text:p text:style-name="P7">}</text:p>
      <text:p text:style-name="P4"/>
      <text:p text:style-name="P2">[13] Compare and contrast having the caller of a function handle a run-time error vs. having the called function handle the run-time error. </text:p>
      <text:p text:style-name="P4">- <text:span text:style-name="T2">caller handling: more flexible, allows different responses to errors, keeps functions simple</text:span></text:p>
      <text:p text:style-name="P4">- <text:span text:style-name="T2">called function handling: centralizes error handling, may be more efficient, but less flexible and can make functions more complex </text:span></text:p>
      <text:p text:style-name="P4"/>
      <text:p text:style-name="P2">[14] When is throwing an exception preferable to returning an “error value”? </text:p>
      <text:p text:style-name="P4">- <text:span text:style-name="T2">when errors are exceptional circumstances, when you can’t return a meaningful values, when the error needs to propagate up the call stack, or when you want to separate error handling from normal logic.</text:span></text:p>
      <text:p text:style-name="P4"/>
      <text:p text:style-name="P2">[15] When is returning an “error value” preferable to throwing an exception? </text:p>
      <text:p text:style-name="P5">- <text:span text:style-name="T2">when errors are expected/common, when performance is critical (exceptions have overhead), when working with C-style code, or when the error can be handled locally.</text:span></text:p>
      <text:p text:style-name="P5"/>
      <text:p text:style-name="P2">[16] Describe the process of how exceptions are thrown and caught. </text:p>
      <text:p text:style-name="P7">1. an exceptional condition occurs</text:p>
      <text:p text:style-name="P7">2. throw statement creates exception object</text:p>
      <text:p text:style-name="P7">3. stack unwinding begins – local objects destroyed</text:p>
      <text:p text:style-name="P7">4. runtime searches for matching catch block</text:p>
      <text:p text:style-name="P7">5. if found, control transfers to catch block</text:p>
      <text:p text:style-name="P7"><text:soft-page-break/>6. if not found, program terminates</text:p>
      <text:p text:style-name="P4"/>
      <text:p text:style-name="P2">[17] Why, with a vector called v, is v[v.size()] a range error? What would be the result of calling this? </text:p>
      <text:p text:style-name="P4">- <text:span text:style-name="T2">vector indices are 0-based, so valid indices are 0 to size()-1. v[v.size()] accesses on position past the end, causing undefined behavior – might crash, corrupt memory, or return garbage.</text:span></text:p>
      <text:p text:style-name="P4"/>
      <text:p text:style-name="P2">[18] What is an assertion? </text:p>
      <text:p text:style-name="P4">- <text:span text:style-name="T3">a debugging aid that tests assumptions about program state. IF the condition is false, the program terminates with an error message. Used with assert().</text:span></text:p>
      <text:p text:style-name="P4"/>
      <text:p text:style-name="P2">[19] Define precondition and postcondition; give an example (that is not the area() function from this chapter), preferably a computation that requires a loop.</text:p>
      <text:p text:style-name="P8">Int factorial(int n) {</text:p>
      <text:p text:style-name="P8"><text:tab/>// precondition: n &gt;= 0</text:p>
      <text:p text:style-name="P8"><text:tab/>assert(n &gt;= 0);</text:p>
      <text:p text:style-name="P8"/>
      <text:p text:style-name="P8"><text:tab/>int result = 1;</text:p>
      <text:p text:style-name="P8"><text:tab/>for (int I = 1; I &lt;= n; ++ I) {</text:p>
      <text:p text:style-name="P8"><text:tab/><text:tab/>result *= I;</text:p>
      <text:p text:style-name="P8"><text:tab/>}</text:p>
      <text:p text:style-name="P8"/>
      <text:p text:style-name="P8"><text:tab/>// postcondition: result == n! And result &gt; 0</text:p>
      <text:p text:style-name="P8"><text:tab/>assert(result &gt; 0);</text:p>
      <text:p text:style-name="P8"><text:tab/>return result;</text:p>
      <text:p text:style-name="P8">}</text:p>
      <text:p text:style-name="P8"/>
      <text:p text:style-name="P4"/>
      <text:p text:style-name="P2"/>
      <text:p text:style-name="P2">[20] When would you not test a precondition? </text:p>
      <text:p text:style-name="P4">- <text:span text:style-name="T4">in performance critical code where the overhead is significant, when the called is trusted/internal code, or when the precondition check is more expensive than the function itself.</text:span></text:p>
      <text:p text:style-name="P4"/>
      <text:p text:style-name="P2">[21] When would you not test a postcondition? </text:p>
      <text:p text:style-name="P4">- <text:span text:style-name="T4">in release builds for performance, when the postcondition is complex/expensive to verify, or when the correctness guranteed by the algorithm and testing adds no value</text:span></text:p>
      <text:p text:style-name="P4"/>
      <text:p text:style-name="P2">[22] What are the steps in debugging a program? </text:p>
      <text:p text:style-name="P9">1. reproduce the error consistently</text:p>
      <text:p text:style-name="P9">2. locate the source of the error</text:p>
      <text:p text:style-name="P9">3. understand why the error occurs</text:p>
      <text:p text:style-name="P9">4. fix the error</text:p>
      <text:p text:style-name="P9">5. test the fix</text:p>
      <text:p text:style-name="P9">6. look for similar errors elsewhere</text:p>
      <text:p text:style-name="P4"/>
      <text:p text:style-name="P2">[23] Why does commenting help when debugging? </text:p>
      <text:p text:style-name="P4"><text:soft-page-break/>- <text:span text:style-name="T4">comments explain the intended behavior, making it easier to spot where actual behavior differs from intended behavior. They also help you understand code written ealier.</text:span></text:p>
      <text:p text:style-name="P4"/>
      <text:p text:style-name="P2">[24] How does testing differ from debugging? </text:p>
      <text:p text:style-name="P4">- <text:span text:style-name="T4">testing: systematic process to find errors by running programs with various inputs</text:span></text:p>
      <text:p text:style-name="P4">- <text:span text:style-name="T4">debugging: process of locating and fixing errors once they’re found</text:span></text:p>
      <text:p text:style-name="P4"/>
      <text:p text:style-name="P3">[25] What is a random number? </text:p>
      <text:p text:style-name="P10">- <text:span text:style-name="T4">a number from a sequence where each number is equally likely and independent of previous numbers. In programming, we use pseudo-random numbers generated by algorithms.</text:span></text:p>
      <text:p text:style-name="P10"/>
      <text:p text:style-name="P3">[26] How do we use random_int() and seed()?</text:p>
      <text:p text:style-name="P9">seed(time(0)); // initialize random number generator</text:p>
      <text:p text:style-name="P9">int x = random_int(1, 10); // random integer between 1 and 10</text:p>
      <text:p text:style-name="P9">seed() initializes the random number generator (often with current time), and random_int(min, max) generates random integers in the specified ran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39d0f"/>
    </style:style>
    <style:style style:name="MT1" style:family="text">
      <style:text-properties officeooo:rsid="00139d0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onnor Crist</text:span></text:p>
        <text:p text:style-name="MP1"><text:span text:style-name="MT1">Chapter 4 Review</text:span></text:p>
        <text:p text:style-name="MP1"><text:span text:style-name="MT1">Intro to Comp Sci</text:span></text:p>
        <text:p text:style-name="MP1"><text:span text:style-name="MT1">6/7/2025</text:span></text:p>
        <text:p text:style-name="MP1"><text:span text:style-name="MT1">David Stafford</text:span><text:tab/><text:span text:style-name="MT1">c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12:55:25.236639334</meta:creation-date>
    <meta:generator>LibreOffice/7.3.7.2$Linux_X86_64 LibreOffice_project/30$Build-2</meta:generator>
    <dc:date>2025-06-07T15:17:53.007100651</dc:date>
    <meta:editing-duration>PT16M41S</meta:editing-duration>
    <meta:editing-cycles>5</meta:editing-cycles>
    <meta:document-statistic meta:table-count="0" meta:image-count="0" meta:object-count="0" meta:page-count="4" meta:paragraph-count="109" meta:word-count="1124" meta:character-count="6912" meta:non-whitespace-character-count="5860"/>
  </office:meta>
</office:document-meta>
</file>